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1" svg:font-family="'Fira Mono'"/>
    <style:font-face style:name="FreeSans1" svg:font-family="FreeSans" style:font-family-generic="swiss"/>
    <style:font-face style:name="Fira Mono" svg:font-family="'Fira Mono'" style:font-pitch="fixed"/>
    <style:font-face style:name="LM Mono 10" svg:font-family="'LM Mono 10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lHor" svg:font-family="AlHor" style:font-pitch="variable"/>
    <style:font-face style:name="AlYarmook" svg:font-family="AlYarm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0e1752" officeooo:paragraph-rsid="000e1752" style:font-size-asian="11.8999996185303pt" style:font-size-complex="11.8999996185303pt"/>
    </style:style>
    <style:style style:name="P2" style:family="paragraph" style:parent-style-name="Text_20_body">
      <style:text-properties fo:font-size="2pt" officeooo:paragraph-rsid="000ecae9" style:font-size-asian="14.1000003814697pt" style:font-size-complex="14.1000003814697pt"/>
    </style:style>
    <style:style style:name="P3" style:family="paragraph" style:parent-style-name="Text_20_body">
      <style:paragraph-properties fo:text-align="start" style:justify-single-word="false"/>
      <style:text-properties fo:font-size="2pt" officeooo:rsid="000e620f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e620f"/>
    </style:style>
    <style:style style:name="P5" style:family="paragraph" style:parent-style-name="Text_20_body">
      <style:paragraph-properties fo:margin-top="0in" fo:margin-bottom="0in" loext:contextual-spacing="false"/>
      <style:text-properties style:font-name="Fira Mono" fo:font-size="10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Fira Mono" fo:font-size="10pt" officeooo:rsid="000e620f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Fira Mono" fo:font-size="10pt" officeooo:rsid="0010c95d" officeooo:paragraph-rsid="0010c95d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Fira Mono" fo:font-size="10pt" fo:font-weight="bold" officeooo:rsid="0010c95d" officeooo:paragraph-rsid="0010c95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Fira Mono" fo:font-size="10pt" fo:font-weight="bold" officeooo:rsid="000e620f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Fira Mono" fo:font-size="10pt" fo:font-weight="normal" officeooo:rsid="000e620f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Fira Mono" fo:font-size="10pt" fo:font-weight="normal" officeooo:rsid="000e620f" officeooo:paragraph-rsid="0010c95d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Fira Mono" fo:font-size="10pt" officeooo:paragraph-rsid="0010c95d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Fira Mono" fo:font-size="4pt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Fira Mono" fo:font-size="2pt" officeooo:rsid="0010c95d" officeooo:paragraph-rsid="0010c95d" style:font-size-asian="10pt" style:font-size-complex="10pt"/>
    </style:style>
    <style:style style:name="P15" style:family="paragraph" style:parent-style-name="Text_20_body">
      <style:paragraph-properties fo:margin-top="0in" fo:margin-bottom="0in" loext:contextual-spacing="false"/>
      <style:text-properties officeooo:paragraph-rsid="0010c95d"/>
    </style:style>
    <style:style style:name="P16" style:family="paragraph" style:parent-style-name="Text_20_body">
      <style:paragraph-properties fo:margin-top="0in" fo:margin-bottom="0in" loext:contextual-spacing="false" style:writing-mode="lr-tb"/>
      <style:text-properties style:font-name="Fira Mono" fo:font-size="10pt" officeooo:paragraph-rsid="0010c95d"/>
    </style:style>
    <style:style style:name="P17" style:family="paragraph" style:parent-style-name="Heading_20_5">
      <style:text-properties fo:font-size="9.89999961853027pt" style:font-size-asian="11.8999996185303pt" style:font-size-complex="11.8999996185303pt"/>
    </style:style>
    <style:style style:name="P18" style:family="paragraph" style:parent-style-name="Heading_20_3">
      <style:text-properties fo:font-size="2pt" style:font-size-asian="14.1000003814697pt" style:font-size-complex="14.1000003814697pt"/>
    </style:style>
    <style:style style:name="P19" style:family="paragraph" style:parent-style-name="Horizontal_20_Line">
      <style:paragraph-properties fo:text-align="end" style:justify-single-word="false"/>
      <style:text-properties officeooo:rsid="000e620f"/>
    </style:style>
    <style:style style:name="P20" style:family="paragraph" style:parent-style-name="Heading_20_1">
      <style:text-properties fo:font-size="18.2000007629395pt" officeooo:rsid="000e1752" officeooo:paragraph-rsid="000e1752" style:font-size-asian="18.2000007629395pt" style:font-size-complex="18.2000007629395pt"/>
    </style:style>
    <style:style style:name="P21" style:family="paragraph" style:parent-style-name="Preformatted_20_Text">
      <style:text-properties fo:font-weight="bold" style:font-weight-asian="bold" style:font-weight-complex="bold"/>
    </style:style>
    <style:style style:name="P22" style:family="paragraph" style:parent-style-name="Preformatted_20_Text">
      <style:text-properties fo:font-weight="bold" officeooo:paragraph-rsid="000ecae9" style:font-weight-asian="bold" style:font-weight-complex="bold"/>
    </style:style>
    <style:style style:name="P2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size="12.1000003814697pt" style:font-size-asian="14.1000003814697pt" style:font-size-complex="14.1000003814697pt"/>
    </style:style>
    <style:style style:name="T2" style:family="text">
      <style:text-properties fo:font-size="12.1000003814697pt" officeooo:rsid="000ecae9" style:font-size-asian="14.1000003814697pt" style:font-size-complex="14.1000003814697pt"/>
    </style:style>
    <style:style style:name="T3" style:family="text">
      <style:text-properties fo:font-size="12.1000003814697pt" officeooo:rsid="000f4917" style:font-size-asian="14.1000003814697pt" style:font-size-complex="14.1000003814697pt"/>
    </style:style>
    <style:style style:name="T4" style:family="text">
      <style:text-properties fo:color="#808080"/>
    </style:style>
    <style:style style:name="T5" style:family="text">
      <style:text-properties fo:color="#808080" fo:font-size="12.1000003814697pt" officeooo:rsid="000ecae9" style:font-size-asian="14.1000003814697pt" style:font-size-complex="14.1000003814697pt"/>
    </style:style>
    <style:style style:name="T6" style:family="text">
      <style:text-properties fo:color="#808080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36a2" style:font-weight-asian="bold" style:font-weight-complex="bold"/>
    </style:style>
    <style:style style:name="T9" style:family="text">
      <style:text-properties style:font-name="Fira Mono" fo:font-size="10pt"/>
    </style:style>
    <style:style style:name="T10" style:family="text">
      <style:text-properties style:font-name="Fira Mono" fo:font-size="10pt" fo:font-weight="bold" style:font-weight-asian="bold" style:font-weight-complex="bold"/>
    </style:style>
    <style:style style:name="T11" style:family="text">
      <style:text-properties style:font-name="Fira Mono" fo:font-size="10pt" fo:font-weight="normal" style:font-weight-asian="normal" style:font-weight-complex="normal"/>
    </style:style>
    <style:style style:name="T12" style:family="text">
      <style:text-properties style:font-name="Fira Mono" fo:font-size="10pt" fo:font-weight="normal" officeooo:rsid="001036a2" style:font-weight-asian="normal" style:font-weight-complex="normal"/>
    </style:style>
    <style:style style:name="T13" style:family="text">
      <style:text-properties style:font-name="Fira Mono" fo:font-size="10pt" fo:font-weight="normal" style:font-size-asian="10pt" style:font-weight-asian="normal" style:font-size-complex="10pt" style:font-weight-complex="normal"/>
    </style:style>
    <style:style style:name="T14" style:family="text">
      <style:text-properties officeooo:rsid="000f491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036a2" style:font-weight-asian="normal" style:font-weight-complex="normal"/>
    </style:style>
    <style:style style:name="T17" style:family="text">
      <style:text-properties fo:font-weight="normal" officeooo:rsid="000e620f" style:font-weight-asian="normal" style:font-weight-complex="normal"/>
    </style:style>
    <style:style style:name="T18" style:family="text">
      <style:text-properties officeooo:rsid="001036a2"/>
    </style:style>
    <style:style style:name="T19" style:family="text">
      <style:text-properties officeooo:rsid="0010c95d"/>
    </style:style>
    <style:style style:name="T20" style:family="text">
      <style:text-properties style:font-name="Fira Mono1" fo:font-size="10pt" fo:font-weight="normal" officeooo:rsid="0010c95d" style:font-weight-asian="normal" style:font-weight-complex="normal"/>
    </style:style>
    <style:style style:name="T21" style:family="text">
      <style:text-properties officeooo:rsid="0010de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C++ <text:span text:style-name="T21">Basic Cheat sheet</text:span> for competitive programming</text:h>
      <text:h text:style-name="P17" text:outline-level="5">Prince Billy Graham Karmoker</text:h>
      <text:p text:style-name="P1">@princebillyGK </text:p>
      <text:p text:style-name="P19"/>
      <text:h text:style-name="Heading_20_3" text:outline-level="3">Format specifiers</text:h>
      <text:p text:style-name="P2"/>
      <text:p text:style-name="P22"><text:span text:style-name="T2">%[flags][min field width]</text:span><text:span text:style-name="T5">[precision]</text:span><text:span text:style-name="T2">[length]conversion specifier</text:span></text:p>
      <text:p text:style-name="P21"><text:s text:c="2"/>----- <text:s/>--------------- <text:s/>--------- <text:s/>------ -------------------</text:p>
      <text:p text:style-name="Preformatted_20_Text"><text:span text:style-name="T7"><text:s text:c="3"/>\ <text:s text:c="12"/>#,</text:span><text:span text:style-name="acronym"><text:span text:style-name="T7">*</text:span></text:span><text:span text:style-name="T7"> <text:s text:c="7"/></text:span><text:span text:style-name="T6">.#, .*</text:span><text:span text:style-name="T7"> <text:s text:c="4"/>/ <text:s text:c="12"/>\</text:span></text:p>
      <text:p text:style-name="P21"><text:s text:c="4"/>\ <text:s text:c="32"/>/ <text:s text:c="14"/>\</text:p>
      <text:p text:style-name="P21"><text:s text:c="3"/>#,0,-,+, ,',I <text:s text:c="16"/>hh,h,l,ll,j,z,L <text:s text:c="3"/>c,d,u,x,X,e,f,g,s,p,%</text:p>
      <text:p text:style-name="P21"><text:s text:c="3"/>------------- <text:s text:c="16"/>--------------- <text:s text:c="3"/>-----------------------</text:p>
      <text:p text:style-name="P21"><text:s text:c="3"/># | Alternate, <text:s text:c="16"/>hh | char, <text:s text:c="10"/>c | unsigned char,</text:p>
      <text:p text:style-name="P21"><text:s text:c="3"/>0 | zero pad, <text:s text:c="18"/>h | short, <text:s text:c="9"/>d | signed int,</text:p>
      <text:p text:style-name="P21"><text:s text:c="3"/>- | left align, <text:s text:c="16"/>l | long, <text:s text:c="10"/>u | unsigned int,</text:p>
      <text:p text:style-name="P21"><text:s text:c="3"/>+ | explicit + - sign, <text:s text:c="8"/>ll | long long, <text:s text:c="5"/>x | unsigned hex int,</text:p>
      <text:p text:style-name="P21"><text:s text:c="5"/>| space for + sign, <text:s text:c="10"/>j | [u]intmax_t, <text:s text:c="3"/>X | unsigned HEX int,</text:p>
      <text:p text:style-name="P21"><text:s text:c="3"/>' | locale thousands grouping, <text:s/>z | size_t, <text:s text:c="8"/>e | [-]d.ddde±dd double,</text:p>
      <text:p text:style-name="P21"><text:s text:c="3"/>I | Use locale's alt digits <text:s text:c="4"/>t | ptrdiff_t, <text:s text:c="5"/>E | [-]d.dddE±dd double,</text:p>
      <text:p text:style-name="P21"><text:s text:c="35"/>L | long double, <text:s/><text:span text:style-name="T4">---------=====</text:span></text:p>
      <text:p text:style-name="P21"><text:s text:c="3"/><text:span text:style-name="T4">if no precision <text:s text:c="2"/>=&gt; 6 decimal places <text:s text:c="11"/>/</text:span> <text:s/>f | [-]d.ddd double,</text:p>
      <text:p text:style-name="Preformatted_20_Text"><text:span text:style-name="T7"><text:s text:c="3"/></text:span><text:span text:style-name="T6">if precision = 0 <text:s/>=&gt; 0 decimal places <text:s text:c="5"/>_____/</text:span><text:span text:style-name="T7"> <text:s text:c="2"/>g | e|f </text:span><text:span text:style-name="acronym"><text:span text:style-name="T7">as appropriate</text:span></text:span><text:span text:style-name="T7">,</text:span></text:p>
      <text:p text:style-name="P21"><text:s text:c="3"/><text:span text:style-name="T4">if precision = # <text:s/>=&gt; # decimal places</text:span> <text:s text:c="14"/>G | E|F as appropriate,</text:p>
      <text:p text:style-name="P21"><text:s text:c="3"/><text:span text:style-name="T4">if flag = # <text:s text:c="6"/>=&gt; always show decimal point</text:span> <text:s text:c="5"/>s | string,</text:p>
      <text:p text:style-name="P21"><text:s text:c="45"/><text:span text:style-name="T4">..............------</text:span></text:p>
      <text:p text:style-name="P21"><text:s text:c="3"/><text:span text:style-name="T4"><text:s text:c="41"/>/</text:span> <text:s text:c="9"/>p | pointer,</text:p>
      <text:p text:style-name="P23"><text:span text:style-name="T7"><text:s text:c="3"/></text:span><text:span text:style-name="T6">if precision <text:s text:c="5"/>=&gt; max field width <text:s text:c="3"/>/</text:span><text:span text:style-name="T7"> <text:s text:c="10"/>% | %</text:span></text:p>
      <text:h text:style-name="Heading_20_3" text:outline-level="3"><text:span text:style-name="T2">D</text:span><text:span text:style-name="T1">atatype </text:span><text:span text:style-name="T3">and their range</text:span></text:h>
      <text:p text:style-name="P5"><text:tab/>Char → <text:span text:style-name="T7">char</text:span> <text:s text:c="7"/><text:span text:style-name="T14">8 bits <text:tab/><text:tab/></text:span>-128 to 127 or 0 to 255</text:p>
      <text:p text:style-name="P12"><text:s text:c="8"/><text:tab/><text:span text:style-name="T7">char_16_t</text:span> <text:s text:c="2"/>16 bits</text:p>
      <text:p text:style-name="P16"><text:s text:c="8"/><text:tab/><text:span text:style-name="T7">char_32_t</text:span> <text:s text:c="2"/>32 bits</text:p>
      <text:p text:style-name="P12"><text:tab/> <text:s text:c="6"/><text:span text:style-name="T7">wchat_t</text:span> <text:s text:c="4"/>represent any largest supported characterset</text:p>
      <text:p text:style-name="P13"/>
      <text:p text:style-name="P5"><text:tab/>int <text:s/>-&gt; <text:span text:style-name="T7">int</text:span> <text:s text:c="8"/><text:tab/><text:tab/>-2147483648 to +2147483647 <text:span text:style-name="T14">or 0 <text:s/>to <text:s/>4294967295</text:span></text:p>
      <text:p text:style-name="P5"><text:tab/> <text:s text:c="4"/>-&gt; <text:span text:style-name="T7">short int</text:span> <text:s text:c="4"/><text:tab/>-32768 to +32767 <text:span text:style-name="T14">or <text:s/>0 <text:s/>to <text:s/>65535 </text:span></text:p>
      <text:p text:style-name="P5"><text:tab/> <text:s text:c="4"/>-&gt; <text:span text:style-name="T7">long int</text:span> <text:s text:c="5"/><text:tab/><text:span text:style-name="T18">| </text:span>-9223372036854775808 to +9223372036854775807</text:p>
      <text:p text:style-name="P5"><text:tab/> <text:s text:c="4"/><text:span text:style-name="T8">or</text:span><text:span text:style-name="T18"> </text:span><text:span text:style-name="T7">long long int<text:tab/></text:span><text:span text:style-name="T16">|</text:span><text:span text:style-name="T8"> </text:span><text:span text:style-name="T16">or</text:span><text:span text:style-name="T8"> </text:span><text:span text:style-name="T15"><text:s text:c="2"/>0 <text:s/>to <text:s/>18446744073709551615</text:span></text:p>
      <text:p text:style-name="P5"/>
      <text:p text:style-name="P15"><text:span text:style-name="T9"><text:tab/>float -&gt; </text:span><text:span text:style-name="T10">float<text:tab/><text:tab/><text:tab/></text:span><text:span text:style-name="T20">±</text:span><text:span text:style-name="T12">1.17549e-38 to </text:span><text:span text:style-name="T20">±</text:span><text:span text:style-name="T12">3.40282e+38</text:span></text:p>
      <text:p text:style-name="P15"><text:span text:style-name="T9"><text:tab/> <text:s text:c="5"/>-&gt; </text:span><text:span text:style-name="T10">double<text:tab/><text:tab/><text:tab/></text:span><text:span text:style-name="T20">±</text:span><text:span text:style-name="T11">2.22507e-308 to </text:span><text:span text:style-name="T20">±</text:span><text:span text:style-name="T11">1.79769e+308</text:span></text:p>
      <text:p text:style-name="P15"><text:span text:style-name="T9"><text:tab/> <text:s text:c="5"/>-&gt; </text:span><text:span text:style-name="T10">long double<text:tab/><text:tab/></text:span><text:span text:style-name="T20">±</text:span><text:span text:style-name="T11">3.4E-4932 to </text:span><text:span text:style-name="T20">±</text:span><text:span text:style-name="T11">1.1E+4932</text:span></text:p>
      <text:p text:style-name="P5"/>
      <text:p text:style-name="P5"><text:tab/>bool <text:s/>-&gt; <text:span text:style-name="T7">bool</text:span></text:p>
      <text:p text:style-name="P5"><text:span text:style-name="T14"><text:tab/>v</text:span>oid <text:s/>-&gt; <text:span text:style-name="T7">void</text:span></text:p>
      <text:p text:style-name="P5"><text:tab/>Null pointer <text:s/>-&gt; <text:span text:style-name="T7">decltype(nullptr)</text:span></text:p>
      <text:p text:style-name="P4"/>
      <text:h text:style-name="Heading_20_3" text:outline-level="3"><text:soft-page-break/><text:span text:style-name="T19">I</text:span>nitialization</text:h>
      <text:p text:style-name="P5"><text:tab/>int foo = 100;</text:p>
      <text:p text:style-name="P5"><text:tab/>int goo(200);</text:p>
      <text:p text:style-name="P5"><text:tab/>int hoo{300};</text:p>
      <text:p text:style-name="P5"><text:tab/>//automatic datatype automatically detects the data types</text:p>
      <text:p text:style-name="P5"><text:tab/>auto ioo = 100;</text:p>
      <text:p text:style-name="P5"><text:tab/>//null pointer <text:span text:style-name="T19">initialization</text:span> automatically detects the data type</text:p>
      <text:p text:style-name="P5"><text:tab/>decltype(ioo) joo;</text:p>
      <text:p text:style-name="P5"><text:tab/>int foo[10] = {1,2,3} //other elements will be automatically init to 0</text:p>
      <text:p text:style-name="P5"><text:tab/>int foo[10] {1, 2,3} //method 2 with out = sign</text:p>
      <text:h text:style-name="P18" text:outline-level="3"/>
      <text:h text:style-name="Heading_20_3" text:outline-level="3"><text:span text:style-name="T19">Octal and Hexadecimal </text:span>Literals</text:h>
      <text:p text:style-name="P6"><text:tab/>0x44 <text:s text:c="3"/>hexadecimal</text:p>
      <text:p text:style-name="P6"><text:tab/>044 <text:s text:c="4"/>octal</text:p>
      <text:p text:style-name="P3"/>
      <text:h text:style-name="Heading_20_3" text:outline-level="3">Function Arguments</text:h>
      <text:p text:style-name="P6"><text:tab/>one dimentional typename func(typename var[]);</text:p>
      <text:p text:style-name="P6"><text:tab/>multi dimentional typename func(typename var[][x][y]);</text:p>
      <text:p text:style-name="P7"><text:tab/>return_type (*function_name)(argument_type arg1,…);</text:p>
      <text:h text:style-name="P18" text:outline-level="3"/>
      <text:h text:style-name="Heading_20_3" text:outline-level="3">Pointer </text:h>
      <text:p text:style-name="P6"><text:tab/>*p++ //increment pointer</text:p>
      <text:p text:style-name="P6"><text:tab/>*++p //increment pointer</text:p>
      <text:p text:style-name="P6"><text:tab/>++*p //increment the value its points to</text:p>
      <text:p text:style-name="P6"><text:tab/>(*p)++ //increment the value its points to</text:p>
      <text:p text:style-name="P14"/>
      <text:p text:style-name="P8">const pointer</text:p>
      <text:p text:style-name="P10"><text:tab/>const int * p; //pointer is non-const but the value its point to can not be <text:tab/>changed using the pointer</text:p>
      <text:p text:style-name="P10"><text:tab/>int const * p; // pointer is const and the value its point to can be changed <text:tab/>using the pointer</text:p>
      <text:p text:style-name="P9">pointer to pointer</text:p>
      <text:p text:style-name="P8"><text:tab/><text:span text:style-name="T17">int a = 44;</text:span></text:p>
      <text:p text:style-name="P11"><text:tab/>int *b = &amp;a;</text:p>
      <text:p text:style-name="P11"><text:tab/>int **c = &amp;b;</text:p>
      <text:p text:style-name="P11"><text:tab/>int ***d = &amp;c;</text:p>
      <text:p text:style-name="P11"><text:tab/>int ****e = &amp;d;</text:p>
      <text:p text:style-name="P11"><text:tab/>int *****f = &amp;e;</text:p>
      <text:p text:style-name="P8"/>
      <text:p text:style-name="P8"><text:tab/>here:</text:p>
      <text:p text:style-name="P10"><text:tab/>f == &amp;e</text:p>
      <text:p text:style-name="P10"><text:tab/>*f == e == &amp;d</text:p>
      <text:p text:style-name="P10"><text:tab/>**f == *e == d == &amp;c</text:p>
      <text:p text:style-name="P10"><text:tab/>***f == **e == *d == c == &amp;b</text:p>
      <text:p text:style-name="P10"><text:tab/>****f == ***e == **d == *c == b == &amp;a</text:p>
      <text:p text:style-name="P4"><text:span text:style-name="T13"><text:tab/>*****f == ****e <text:s/>***d == **c == *b == a == 4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1" svg:font-family="'Fira Mono'"/>
    <style:font-face style:name="FreeSans1" svg:font-family="FreeSans" style:font-family-generic="swiss"/>
    <style:font-face style:name="Fira Mono" svg:font-family="'Fira Mono'" style:font-pitch="fixed"/>
    <style:font-face style:name="LM Mono 10" svg:font-family="'LM Mono 10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lHor" svg:font-family="AlHor" style:font-pitch="variable"/>
    <style:font-face style:name="AlYarmook" svg:font-family="AlYarm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30:20.422801629</meta:creation-date>
    <dc:date>2019-09-16T14:38:13.996386350</dc:date>
    <meta:editing-duration>PT33M2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79" meta:word-count="500" meta:character-count="3422" meta:non-whitespace-character-count="2338"/>
  </office:meta>
</office:document-meta>
</file>